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margin-top="0cm" fo:margin-bottom="0cm" loext:contextual-spacing="false" fo:line-height="100%"/>
      <style:text-properties fo:font-weight="normal" officeooo:paragraph-rsid="00066fee" style:font-weight-asian="normal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font-weight="normal" officeooo:paragraph-rsid="00066fee" style:font-weight-asian="normal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weight="normal" officeooo:paragraph-rsid="001b211c" style:font-weight-asian="normal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weight="normal" officeooo:paragraph-rsid="001e9109" style:font-weight-asian="normal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 fo:break-before="auto" fo:break-after="auto"/>
      <style:text-properties fo:font-weight="normal" style:font-weight-asian="normal" style:font-weight-complex="normal"/>
    </style:style>
    <style:style style:name="P6" style:family="paragraph" style:parent-style-name="Subtitle">
      <style:text-properties fo:font-weight="normal" officeooo:paragraph-rsid="00066fee" style:font-weight-asian="normal" style:font-weight-complex="normal"/>
    </style:style>
    <style:style style:name="P7" style:family="paragraph" style:parent-style-name="Subtitle">
      <style:text-properties officeooo:paragraph-rsid="00066fee"/>
    </style:style>
    <style:style style:name="P8" style:family="paragraph" style:parent-style-name="Text_20_body">
      <style:text-properties fo:font-weight="normal" officeooo:paragraph-rsid="00066fee" style:font-weight-asian="normal" style:font-weight-complex="normal"/>
    </style:style>
    <style:style style:name="P9" style:family="paragraph" style:parent-style-name="Title">
      <style:paragraph-properties fo:break-before="page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weight="normal" officeooo:paragraph-rsid="00066fee" style:font-weight-asian="normal" style:font-weight-complex="normal"/>
    </style:style>
    <style:style style:name="T1" style:family="text">
      <style:text-properties officeooo:rsid="0003ff45"/>
    </style:style>
    <style:style style:name="T2" style:family="text">
      <style:text-properties officeooo:rsid="000494f5"/>
    </style:style>
    <style:style style:name="T3" style:family="text">
      <style:text-properties officeooo:rsid="0004b572"/>
    </style:style>
    <style:style style:name="T4" style:family="text">
      <style:text-properties officeooo:rsid="000a95bf"/>
    </style:style>
    <style:style style:name="T5" style:family="text">
      <style:text-properties officeooo:rsid="000c5ba6"/>
    </style:style>
    <style:style style:name="T6" style:family="text">
      <style:text-properties officeooo:rsid="000d9c5a"/>
    </style:style>
    <style:style style:name="T7" style:family="text">
      <style:text-properties officeooo:rsid="000f06b5"/>
    </style:style>
    <style:style style:name="T8" style:family="text">
      <style:text-properties officeooo:rsid="0010c84b"/>
    </style:style>
    <style:style style:name="T9" style:family="text">
      <style:text-properties officeooo:rsid="0012540c"/>
    </style:style>
    <style:style style:name="T10" style:family="text">
      <style:text-properties officeooo:rsid="0015675b"/>
    </style:style>
    <style:style style:name="T11" style:family="text">
      <style:text-properties officeooo:rsid="00170e27"/>
    </style:style>
    <style:style style:name="T12" style:family="text">
      <style:text-properties officeooo:rsid="0018ff5e"/>
    </style:style>
    <style:style style:name="T13" style:family="text">
      <style:text-properties officeooo:rsid="001a18ec"/>
    </style:style>
    <style:style style:name="T14" style:family="text">
      <style:text-properties officeooo:rsid="001b211c"/>
    </style:style>
    <style:style style:name="T15" style:family="text">
      <style:text-properties officeooo:rsid="001bb20f"/>
    </style:style>
    <style:style style:name="T16" style:family="text">
      <style:text-properties officeooo:rsid="001d89d6"/>
    </style:style>
    <style:style style:name="T17" style:family="text">
      <style:text-properties officeooo:rsid="001e9109"/>
    </style:style>
    <style:style style:name="T18" style:family="text">
      <style:text-properties officeooo:rsid="001fd9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r Story Critères d’Acceptation </text:p>
      <text:p text:style-name="P7">PAGE CONNEXION</text:p>
      <text:p text:style-name="P2"/>
      <text:p text:style-name="P2"/>
      <text:p text:style-name="P2"/>
      <text:p text:style-name="P2">USER STORY <text:s/></text:p>
      <text:p text:style-name="P2">En tant qu'utilisateur je dois pouvoir m'inscrire afin d'avoir accès au site de learn@home</text:p>
      <text:p text:style-name="P2"><text:span text:style-name="T3">CRITÈRE</text:span> D'ACCEPTATION</text:p>
      <text:p text:style-name="P2">Scénario : inscription</text:p>
      <text:p text:style-name="P2">Given (étant donné): l'utilisateur doit s'inscrire pour <text:span text:style-name="T3">accéder</text:span> à son compte</text:p>
      <text:p text:style-name="P2">When (quand) : <text:span text:style-name="T3">lorsqu’</text:span>il se rend sur la page de connexion</text:p>
      <text:p text:style-name="P2">And (ensuite): <text:span text:style-name="T10">il clique</text:span> sur un lien d'inscription</text:p>
      <text:p text:style-name="P2">Then (et) : une boite de dialogue s'ouvre.</text:p>
      <text:p text:style-name="P2">And : il doit inscrire un nom d'utilisateur et une adresse mail</text:p>
      <text:p text:style-name="P2">then : un mail avec un lien contenant un code lui est envoyé</text:p>
      <text:p text:style-name="P2">and : depuis sa boite mail il <text:span text:style-name="T10">clique</text:span> sur le lien</text:p>
      <text:p text:style-name="P2">and : la page du lien s'ouvre et confirme son inscription</text:p>
      <text:p text:style-name="P2">and : lui est <text:span text:style-name="T3">demandé</text:span> un mot de passe</text:p>
      <text:p text:style-name="P2">and : il rentre sur son compte dans le site de learn@home</text:p>
      <text:p text:style-name="P2"/>
      <text:p text:style-name="P2">USER STORY</text:p>
      <text:p text:style-name="P2">En tant qu'utilisateur je dois pouvoir récupérer un mot de passe afin de palier à mon oubli</text:p>
      <text:p text:style-name="P2"><text:span text:style-name="T3">CRITÈRE</text:span> D'ACCEPTATION</text:p>
      <text:p text:style-name="P2">Scénario : mot de passe oublié</text:p>
      <text:p text:style-name="P2">Given (étant donné): l'utilisateur <text:span text:style-name="T11">a</text:span> oublié son mot de passe.</text:p>
      <text:p text:style-name="P2">When (quand) : <text:span text:style-name="T3">lorsqu’</text:span>il se rend sur la page de connexion</text:p>
      <text:p text:style-name="P2">And (ensuite): <text:span text:style-name="T11">il </text:span>clique sur un lien "mot de passe oublier"</text:p>
      <text:p text:style-name="P2">Then (et) : <text:span text:style-name="T11">il est </text:span>redirigé vers la page réinitialisation du mot de passe</text:p>
      <text:p text:style-name="P2">Given : sur la page de réinitialisation du mot de passe</text:p>
      <text:p text:style-name="P2">when : il rentre son identifiant </text:p>
      <text:p text:style-name="P2">And : une vérification de l'i<text:span text:style-name="T3">den</text:span>tifiant l'informe <text:span text:style-name="T3">s’</text:span>il existe ou non</text:p>
      <text:p text:style-name="P2"/>
      <text:p text:style-name="P2">Given : son mail existe </text:p>
      <text:p text:style-name="P2">when : il valide</text:p>
      <text:p text:style-name="P2">and : <text:span text:style-name="T11">il reçoit</text:span> un mot de passe <text:span text:style-name="T3">provisoir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n : <text:span text:style-name="T11">il</text:span> <text:span text:style-name="T11">saisit</text:span> son identifiant et son mot de passe <text:span text:style-name="T3">provisoire sur la page connexion</text:span></text:p>
      <text:p text:style-name="P2"/>
      <text:p text:style-name="P2">USER STORY</text:p>
      <text:p text:style-name="P2">En tant qu'utilisateur je dois pouvoir me connecter afin d'accéder à mon compte</text:p>
      <text:p text:style-name="P2"><text:span text:style-name="T3">CRITÈRE</text:span> D'ACCEPTATION </text:p>
      <text:p text:style-name="P2">Scénario : connexion</text:p>
      <text:p text:style-name="P2">Given (étant donné): l'utilisateur <text:span text:style-name="T3">veut</text:span> se connecter</text:p>
      <text:p text:style-name="P2">When (quand) : lor<text:span text:style-name="T3">s</text:span>qu'il se rend sur la page de connexion</text:p>
      <text:p text:style-name="P2">And (ensuite): rentre son identifiant et son mot de passe</text:p>
      <text:p text:style-name="P2">Then (et) : vérification de son identifiant et mot de passe son<text:span text:style-name="T11">t</text:span> valide<text:span text:style-name="T11">s il accède à sa page d’accueil.</text:span></text:p>
      <text:p text:style-name="P2"/>
      <text:p text:style-name="P2">Given : le mot de passe et l'identifiant ne sont pas <text:span text:style-name="T3">valides.</text:span></text:p>
      <text:p text:style-name="P2">and: un message indique "votre identifiant et/ou votre mot de passe ne sont pas correctes"</text:p>
      <text:p text:style-name="P2">then : <text:span text:style-name="T3">l’accès</text:span> est refusé.</text:p>
      <text:p text:style-name="P9">User Story Critères d’Acceptation </text:p>
      <text:p text:style-name="P1">P<text:span text:style-name="T4">age</text:span> <text:span text:style-name="T3">Tableau de bord</text:span></text:p>
      <text:p text:style-name="P2"/>
      <text:p text:style-name="P2"/>
      <text:p text:style-name="P2">USER STORY</text:p>
      <text:p text:style-name="P2">En tant qu’<text:span text:style-name="T12">élève </text:span>je dois consulter un récapitulatif des tâches afin de savoir ce que j'ai à faire</text:p>
      <text:p text:style-name="P2"><text:span text:style-name="T3">CRITÈRE</text:span> D'ACCEPTATION </text:p>
      <text:p text:style-name="P2">Scénario : consulter une fenêtre Gestion des <text:span text:style-name="T3">tâches</text:span> (To Do Liste)</text:p>
      <text:p text:style-name="P2">Given (étant donné): que l’<text:span text:style-name="T12">élève </text:span>est connecté</text:p>
      <text:p text:style-name="P2">When (quand) : il est sur la page tableau de bord qui est la page d'accueil</text:p>
      <text:p text:style-name="P2">And (ensuite): il voit inscrit toutes tâches par ordre <text:span text:style-name="T3">chronologique</text:span></text:p>
      <text:p text:style-name="P2">then : il peut faire défiler les tâches</text:p>
      <text:p text:style-name="P2"/>
      <text:p text:style-name="P2">Given : qu'il est sur la page du <text:span text:style-name="T3">tableau</text:span> de bord</text:p>
      <text:p text:style-name="P2">when : il peut cliquer sur <text:span text:style-name="T3">l’icône</text:span> "liste" </text:p>
      <text:p text:style-name="P2">And : il est redirigé sur la page de gestion des tâches</text:p>
      <text:p text:style-name="P2"/>
      <text:p text:style-name="P2"/>
      <text:p text:style-name="P2">USER STORY</text:p>
      <text:p text:style-name="P2">En tant qu'<text:span text:style-name="T12">élève</text:span> je peux valider une tâche afin d'indiquer qu'elle est accomplie</text:p>
      <text:p text:style-name="P2"><text:span text:style-name="T3">CRITÈRE</text:span> D'ACCEPTATION </text:p>
      <text:p text:style-name="P2">Scénario : valider une tâche</text:p>
      <text:p text:style-name="P2">Given : <text:span text:style-name="T11">l’élève </text:span>est sur la page du <text:span text:style-name="T3">tableau</text:span> de bord</text:p>
      <text:p text:style-name="P2">when : il peut cliquer sur <text:span text:style-name="T3">l’icône</text:span> "check" devant chaque tâche</text:p>
      <text:p text:style-name="P2">And : <text:span text:style-name="T3">icône</text:span> "check" change pour indiquer que la tâche est accomplie</text:p>
      <text:p text:style-name="P2"/>
      <text:p text:style-name="P2"/>
      <text:p text:style-name="P2">USER STORY</text:p>
      <text:p text:style-name="P2">En tant qu'utilisateur je dois <text:span text:style-name="T3">connaître</text:span> mes prochains événements afin de ne pas oublier un rendez-vous</text:p>
      <text:p text:style-name="P2"><text:span text:style-name="T3">CRITÈRE</text:span> D'ACCEPTATION</text:p>
      <text:p text:style-name="P2">Scénario : visualisation planning</text:p>
      <text:p text:style-name="P2">Given (étant donné): que l'utilisateur est connecté </text:p>
      <text:p text:style-name="P2">When (quand) : il est sur la page tableau de bord qui est la page d'accueil</text:p>
      <text:p text:style-name="P2">And (ensuite): il voit inscrit un planning mensuel <text:span text:style-name="T13">et le détail en dessous pour le mois visualisé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then : il peut faire défiler par moins avec les <text:span text:style-name="T3">boutons</text:span> « &lt; » et « &gt; »</text:p>
      <text:p text:style-name="P2"/>
      <text:p text:style-name="P2">Given : qu'il est sur la page du <text:span text:style-name="T3">tableau</text:span> de bord</text:p>
      <text:p text:style-name="P2">when : il peut cliquer sur <text:span text:style-name="T3">l’icône</text:span> "planning" </text:p>
      <text:p text:style-name="P2">And : il est redirigé sur la page planning</text:p>
      <text:p text:style-name="P2"/>
      <text:p text:style-name="P2"/>
      <text:p text:style-name="P2">USER STORY</text:p>
      <text:p text:style-name="P2">En tant qu'utilisateur je <text:span text:style-name="T3">consulte</text:span> la liste des contacts afin d'être en relation avec les autres <text:span text:style-name="T13">utilisateurs.</text:span></text:p>
      <text:p text:style-name="P2"><text:span text:style-name="T3">CRITÈRE</text:span> D'ACCEPTATION</text:p>
      <text:p text:style-name="P2">Scénario : visualisation de la liste de contact</text:p>
      <text:p text:style-name="P2">Given (étant donné): que l'utilisateur est connecté</text:p>
      <text:p text:style-name="P2">When (quand) : il est sur la page tableau de bord qui est la page d'accueil</text:p>
      <text:p text:style-name="P2">And (ensuite): il voit une fenêtre "contact" avec la liste des <text:span text:style-name="T13">utilisateurs</text:span></text:p>
      <text:p text:style-name="P2">Then (et) : <text:span text:style-name="T13">il </text:span>clique sur la photo <text:span text:style-name="T13">et accès</text:span> à la page du contact</text:p>
      <text:p text:style-name="P2"/>
      <text:p text:style-name="P2">Given : qu'il est sur la page du <text:span text:style-name="T3">tableau</text:span> de bord</text:p>
      <text:p text:style-name="P2">when : il peut cliquer sur <text:span text:style-name="T3">l’icône</text:span> "répertoire" </text:p>
      <text:p text:style-name="P2">And : il est redirigé sur la page de contact</text:p>
      <text:p text:style-name="P2"/>
      <text:p text:style-name="P2">USER STORY</text:p>
      <text:p text:style-name="P2">En tant qu'utilisateur je dois <text:span text:style-name="T3">connaître</text:span> le nombre de message non lus afin de pouvoir y répondre le plus vite possible.</text:p>
      <text:p text:style-name="P2"><text:span text:style-name="T3">CRITÈRE</text:span> D'ACCEPTATION</text:p>
      <text:p text:style-name="P2">Scénario : visualisation d'une fenêtre chat</text:p>
      <text:p text:style-name="P2">Given (étant donné): que l'utilisateur est connecté</text:p>
      <text:p text:style-name="P2">When (quand) : il est sur la page tableau de bord qui est la page d'accueil</text:p>
      <text:p text:style-name="P2">And (ensuite): il voit une fenêtre "chat" <text:span text:style-name="T13">avec les </text:span>quatre <text:span text:style-name="T3">dernières</text:span> conversations</text:p>
      <text:p text:style-name="P2">Then (et) : <text:span text:style-name="T13">il </text:span>clique sur la photo <text:span text:style-name="T13">et accès</text:span> à la page du chat</text:p>
      <text:p text:style-name="P2"/>
      <text:p text:style-name="P2">Given : qu'il est sur la page du <text:span text:style-name="T3">tableau</text:span> de bord</text:p>
      <text:p text:style-name="P2">when : il peut cliquer sur <text:span text:style-name="T3">l’icône</text:span> "bulle discussion" </text:p>
      <text:p text:style-name="P2">And : il est redirigé sur la page de chat</text:p>
      <text:p text:style-name="P9">User Story Critères d’Acceptation </text:p>
      <text:p text:style-name="P1">P<text:span text:style-name="T4">age</text:span> <text:span text:style-name="T2">Chat : </text:span></text:p>
      <text:p text:style-name="P2"/>
      <text:p text:style-name="P2"/>
      <text:p text:style-name="P2"/>
      <text:p text:style-name="P2">USER STORY</text:p>
      <text:p text:style-name="P2">En tant qu'utilisateur je veux communiquer par écrit afin de discuter avec les <text:span text:style-name="T7">autres</text:span> personne<text:span text:style-name="T9">s</text:span> de l'association</text:p>
      <text:p text:style-name="P2"><text:span text:style-name="T2">CRITÈRE</text:span> D'ACCEPTATION</text:p>
      <text:p text:style-name="P2">Scénario : discussion</text:p>
      <text:p text:style-name="P2">Given (étant donné): que l'utilisateur est connecté </text:p>
      <text:p text:style-name="P2">When (quand) : il est sur la page du chat</text:p>
      <text:p text:style-name="P2">And (ensuite): il peut <text:span text:style-name="T2">sélectionner</text:span> un salon ou une personne</text:p>
      <text:p text:style-name="P2">then : et peut écrire son texte et l'envoyer.</text:p>
      <text:p text:style-name="P2"/>
      <text:p text:style-name="P2"/>
      <text:p text:style-name="P2">USER STORY</text:p>
      <text:p text:style-name="P2">En tant <text:span text:style-name="T7">qu’</text:span>utilisateur je dois <text:span text:style-name="T2">connaître</text:span> l'historique de mes conversations afin de pouvoir consulter ce qu'il s'est dit</text:p>
      <text:p text:style-name="P2"><text:span text:style-name="T2">CRITÈRE</text:span> D'ACCEPTATION</text:p>
      <text:p text:style-name="P2">Scénario : consultation historique de mes conversations</text:p>
      <text:p text:style-name="P2">Given (étant donné): que l'utilisateur est connecté </text:p>
      <text:p text:style-name="P2">When (quand) : il est sur la page du chat</text:p>
      <text:p text:style-name="P2">And (ensuite): il peut cliquer sur chaque conversation</text:p>
      <text:p text:style-name="P2">then : et <text:span text:style-name="T2">il </text:span>peut faire défiler l'historique des conversations.</text:p>
      <text:p text:style-name="P2"/>
      <text:p text:style-name="P2">USER STORY</text:p>
      <text:p text:style-name="P2">En tant qu'utilisateur <text:span text:style-name="T7">je voudrais </text:span>ajouter ou supprimer des <text:span text:style-name="T7">conversations </text:span></text:p>
      <text:p text:style-name="P2"><text:span text:style-name="T2">CRITÈRE</text:span> D'ACCEPTATION </text:p>
      <text:p text:style-name="P2">Scénario : ajout ou suppression de <text:span text:style-name="T8">conversation</text:span> dans le chat</text:p>
      <text:p text:style-name="P2">Given (étant donné): que l'utilisateur est connecté </text:p>
      <text:p text:style-name="P2">When (quand) : il est sur la page du chat</text:p>
      <text:p text:style-name="P2">And (ensuite): <text:span text:style-name="T2">Il</text:span> <text:span text:style-name="T2">choisit </text:span>dans un menu déroulant le contacte</text:p>
      <text:p text:style-name="P2">then : <text:span text:style-name="T2">il peut </text:span>ajoute<text:span text:style-name="T2">r</text:span> ou supprime<text:span text:style-name="T2">r</text:span> à l'aide des <text:span text:style-name="T2">icônes</text:span> '+' ou '-'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SER STORY</text:p>
      <text:p text:style-name="P2">En tant qu'utilisateur je <text:span text:style-name="T2">vois</text:span> si mon message est <text:span text:style-name="T2">distribué</text:span> et lu afin d'en être <text:span text:style-name="T2">informé.</text:span> </text:p>
      <text:p text:style-name="P2"><text:span text:style-name="T2">CRITÈRE</text:span> D'ACCEPTATION</text:p>
      <text:p text:style-name="P2">Scénario : visualisation distribution et lecture du message</text:p>
      <text:p text:style-name="P2">Given (étant donné): que l'utilisateur est connecté</text:p>
      <text:p text:style-name="P2">When (quand) : il est sur la page chat et sur une conversation</text:p>
      <text:p text:style-name="P3">And (ensuite): il voit deux <text:span text:style-name="T2">icônes</text:span> 'v' l'une pour la <text:span text:style-name="T2">distribution</text:span> et une autre identique pour la lecture</text:p>
      <text:p text:style-name="P3"><text:span text:style-name="T14">Then : lorsqu’</text:span>elle<text:span text:style-name="T14">s</text:span> <text:span text:style-name="T14">sont</text:span> <text:span text:style-name="T2">foncées cela indique qu’elles ont été distribuées et lues, elles sont indépendantes l’une de l’autre</text:span>. </text:p>
      <text:p text:style-name="P2"/>
      <text:p text:style-name="P2">USER STORY</text:p>
      <text:p text:style-name="P2">En tant qu’<text:span text:style-name="T8">utilisateur</text:span> je veux <text:span text:style-name="T2">connaître</text:span> la date et l'heure de l'envoi des <text:span text:style-name="T2">messages</text:span> afin de conserver un horodatage des messages</text:p>
      <text:p text:style-name="P2"><text:span text:style-name="T2">CRITÈRE</text:span> D'ACCEPTATION</text:p>
      <text:p text:style-name="P2">Scénario : horodatage des messages</text:p>
      <text:p text:style-name="P2">Given (étant donné): que l'<text:span text:style-name="T14">utilisateur</text:span> est connecté </text:p>
      <text:p text:style-name="P2">When (quand) : il est sur la page chat</text:p>
      <text:p text:style-name="P2">And (ensuite): il voit sous les <text:span text:style-name="T2">messages</text:span> la date et l'heure du message <text:span text:style-name="T2">lorsqu’</text:span>il est envoyé.</text:p>
      <text:p text:style-name="P9">User Story Critères d’Acceptation </text:p>
      <text:p text:style-name="P1">P<text:span text:style-name="T4">age Calendrier : </text:span></text:p>
      <text:p text:style-name="P2"/>
      <text:p text:style-name="P2"/>
      <text:p text:style-name="P2"/>
      <text:p text:style-name="P2"/>
      <text:p text:style-name="P2">USER STORY</text:p>
      <text:p text:style-name="P2">En tant qu'utilisateur je dois <text:span text:style-name="T3">connaître</text:span> mes prochains événements afin de ne pas oublier un rendez-vous</text:p>
      <text:p text:style-name="P2"><text:span text:style-name="T3">CRITÈRE</text:span> D'ACCEPTATION</text:p>
      <text:p text:style-name="P2">Scénario : consultation planning mois</text:p>
      <text:p text:style-name="P2">Given (étant donné): que l'utilisateur est connecté </text:p>
      <text:p text:style-name="P2">When (quand) : il est sur la page calendrier</text:p>
      <text:p text:style-name="P2">And (ensuite): il voit inscrit un planning mensuel</text:p>
      <text:p text:style-name="P2">then : il peut faire défiler par moins avec les <text:span text:style-name="T3">boutons</text:span> &lt; et &gt;</text:p>
      <text:p text:style-name="P2"/>
      <text:p text:style-name="P2"/>
      <text:p text:style-name="P2">Scénario : consultation planning semaine</text:p>
      <text:p text:style-name="P2">Given (étant donné): que l'utilisateur est connecté </text:p>
      <text:p text:style-name="P2">When (quand) : il est sur la page calendrier</text:p>
      <text:p text:style-name="P2">And (ensuite): il voit inscrit un <text:span text:style-name="T3">tableau</text:span> de la semaine contenant les items et rendez-vous pour ce jour</text:p>
      <text:p text:style-name="P2">then : il peut faire défiler les jours en cliquant dessus</text:p>
      <text:p text:style-name="P2"/>
      <text:p text:style-name="P2"/>
      <text:p text:style-name="P2">USER STORY</text:p>
      <text:p text:style-name="P2">En tant qu<text:span text:style-name="T4">e </text:span>bénévole je peux <text:span text:style-name="T3">sélectionner</text:span> un élève afin de <text:span text:style-name="T3">connaître</text:span> sa fiche de renseignement</text:p>
      <text:p text:style-name="P2"><text:span text:style-name="T3">CRITÈRE</text:span> D'ACCEPTATION</text:p>
      <text:p text:style-name="P2">Scénario : création rendez-vous</text:p>
      <text:p text:style-name="P2">Given (étant donné): que <text:span text:style-name="T14">le</text:span> bénévole est connecté </text:p>
      <text:p text:style-name="P2">When (quand) : il est sur la page calendrier</text:p>
      <text:p text:style-name="P2">And (ensuite): il <text:span text:style-name="T3">sélectionne</text:span> un élève</text:p>
      <text:p text:style-name="P2">then : consulter son image et sa fiche de renseignement <text:span text:style-name="T14">associé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SER STORY</text:p>
      <text:p text:style-name="P2">En tant qu<text:span text:style-name="T4">e </text:span>bénévole je dois créer des rendez-vous afin d'organiser une rencontre avec un élève</text:p>
      <text:p text:style-name="P2"><text:span text:style-name="T3">CRITÈRE</text:span> D'ACCEPTATION</text:p>
      <text:p text:style-name="P2">Scénario : création rendez-vous</text:p>
      <text:p text:style-name="P2">Given (étant donné): que l<text:span text:style-name="T14">e </text:span>bénévole est connecté </text:p>
      <text:p text:style-name="P2">When (quand) : il est sur la page calendrier</text:p>
      <text:p text:style-name="P2">And (ensuite): il <text:span text:style-name="T14">a sélectionné </text:span>un élève</text:p>
      <text:p text:style-name="P2">then : rempli le <text:span text:style-name="T3">champ</text:span> date et heure puis appui sur le bouton plus</text:p>
      <text:p text:style-name="P2"/>
      <text:p text:style-name="P2">USER STORY</text:p>
      <text:p text:style-name="P2">En tant qu<text:span text:style-name="T5">e </text:span>bénévole je peux créer des <text:span text:style-name="T14">notes</text:span> afin d'avoir des notes personnel<text:span text:style-name="T14">les </text:span>sur un élève</text:p>
      <text:p text:style-name="P2"><text:span text:style-name="T3">CRITÈRE</text:span> D'ACCEPTATION</text:p>
      <text:p text:style-name="P2">Scénario : création <text:span text:style-name="T14">de notes personnelles sur un élève.</text:span></text:p>
      <text:p text:style-name="P2">Given (étant donné): que <text:span text:style-name="T14">le </text:span>bénévole est connecté </text:p>
      <text:p text:style-name="P2">When (quand) : il est sur la page calendrier</text:p>
      <text:p text:style-name="P2">And (ensuite): il <text:span text:style-name="T3">sélectionne</text:span> un élève</text:p>
      <text:p text:style-name="P2">then : il peut ajouter une note personnelle sur l'élève</text:p>
      <text:p text:style-name="P2">and : il peut supprimer la note <text:span text:style-name="T3">sélectionnée</text:span> avec un <text:span text:style-name="T3">clic</text:span> droit</text:p>
      <text:p text:style-name="P2"/>
      <text:p text:style-name="P2"/>
      <text:p text:style-name="P2">USER STORY</text:p>
      <text:p text:style-name="P2">En tant qu<text:span text:style-name="T5">e </text:span>bénévole je peux consulter la liste de tâche d'un élève afin de savoir ce qu'il <text:span text:style-name="T14">a</text:span> f<text:span text:style-name="T14">aire.</text:span> </text:p>
      <text:p text:style-name="P2">CRITERE D'ACCEPTATION</text:p>
      <text:p text:style-name="P2">Scénario : <text:span text:style-name="T3">visualisation to do lis d’un élève</text:span></text:p>
      <text:p text:style-name="P2">Given (étant donné): que <text:span text:style-name="T14">le </text:span>bénévole est connecté </text:p>
      <text:p text:style-name="P2">When (quand) : il est sur la page calendrier</text:p>
      <text:p text:style-name="P2">And (ensuite): il <text:span text:style-name="T3">sélectionne</text:span> un élève</text:p>
      <text:p text:style-name="P2">then : consulter la liste de tâche de l'élève <text:span text:style-name="T3">sélectionné.</text:span></text:p>
      <text:p text:style-name="P5"/>
      <text:p text:style-name="P9">User Story Critères d’Acceptation </text:p>
      <text:p text:style-name="P1">P<text:span text:style-name="T5">age</text:span> <text:span text:style-name="T1">Gestion des tâches : </text:span></text:p>
      <text:p text:style-name="P2"/>
      <text:p text:style-name="P2"/>
      <text:p text:style-name="P2">USER STORY</text:p>
      <text:p text:style-name="P2">En tant <text:span text:style-name="T1">qu’</text:span>élève je peux me créer des <text:span text:style-name="T1">tâches</text:span> afin de savoir ce que je <text:span text:style-name="T1">dois</text:span> faire.</text:p>
      <text:p text:style-name="P2"><text:span text:style-name="T1">CRITÈRE</text:span> D'ACCEPTATION</text:p>
      <text:p text:style-name="P2">Scénario : créer une tâche pour <text:span text:style-name="T15">soi-même.</text:span> </text:p>
      <text:p text:style-name="P2">Given (étant donné): que l'<text:span text:style-name="T15">élève</text:span> est connecté</text:p>
      <text:p text:style-name="P2">When (quand) : il est sur la page Gestion des tâches</text:p>
      <text:p text:style-name="P2">And (ensuite): sur la fenêtre to do liste <text:span text:style-name="T15">il</text:span> peu<text:span text:style-name="T15">t</text:span> écrire une tâche</text:p>
      <text:p text:style-name="P2">Then (et) : <text:span text:style-name="T15">il</text:span> indique une échéance grâce au bouton date</text:p>
      <text:p text:style-name="P2">and : <text:span text:style-name="T15">il</text:span> valide <text:span text:style-name="T15">s</text:span>a tâche.</text:p>
      <text:p text:style-name="P2"/>
      <text:p text:style-name="P2">USER STORY</text:p>
      <text:p text:style-name="P2">En tant qu'élève je peux valider une tâche afin de montrer <text:span text:style-name="T1">qu’</text:span>elle est accomplie.</text:p>
      <text:p text:style-name="P2"><text:span text:style-name="T2">CRITÈRE</text:span> D'ACCEPTATION</text:p>
      <text:p text:style-name="P2">Scénario : valider une tâche</text:p>
      <text:p text:style-name="P2">Given (étant donné): que l'<text:span text:style-name="T15">élève</text:span> est connecté.</text:p>
      <text:p text:style-name="P2">When (quand) : il est sur la page Gestion des tâches</text:p>
      <text:p text:style-name="P2">And (ensuite): dans la fenêtre to do liste à côté d'une tache <text:span text:style-name="T1">il peut</text:span> cliqu<text:span text:style-name="T1">er</text:span> sur <text:span text:style-name="T1">l’icône</text:span> "check circle outlined"</text:p>
      <text:p text:style-name="P2">Then (et) : <text:span text:style-name="T1">l’icône</text:span> se change en "check circle"</text:p>
      <text:p text:style-name="P2">and : il peut faire un <text:span text:style-name="T1">clic</text:span> droit pour supprimer la note <text:span text:style-name="T1">sélectionnée</text:span></text:p>
      <text:p text:style-name="P2"/>
      <text:p text:style-name="P2">USER STORY</text:p>
      <text:p text:style-name="P2">En tant qu'élève je veux <text:span text:style-name="T2">connaître</text:span> les trois tâches urgente<text:span text:style-name="T15">s</text:span> afin de <text:span text:style-name="T15">connaître mes priorités.</text:span></text:p>
      <text:p text:style-name="P2"><text:span text:style-name="T2">CRITÈRE</text:span> D'ACCEPTATION </text:p>
      <text:p text:style-name="P2">Scénario : consulter une <text:span text:style-name="T2">fenêtre</text:span> "urgent"</text:p>
      <text:p text:style-name="P2">Given (étant donné): que l'élève est <text:span text:style-name="T2">connecté</text:span> </text:p>
      <text:p text:style-name="P2">When (quand) : il est sur la page Gestion des tâches</text:p>
      <text:p text:style-name="P2">And (ensuite): il voit inscrit les trois <text:span text:style-name="T2">prochaines</text:span> tâches à faire par ordre <text:span text:style-name="T2">chronologique</text:span></text:p>
      <text:p text:style-name="P2"/>
      <text:p text:style-name="P2"/>
      <text:p text:style-name="P2">USER STORY</text:p>
      <text:p text:style-name="P2">En tant qu’<text:span text:style-name="T15">élève</text:span> je peux écrire des <text:span text:style-name="T2">notes</text:span> afin de pas oublier des choses</text:p>
      <text:p text:style-name="P2"><text:span text:style-name="T2">CRITÈRE</text:span> D'ACCEPTATION</text:p>
      <text:p text:style-name="P2">Scénario : écrire une note personnelle</text:p>
      <text:p text:style-name="P2">Given (étant donné): qu’<text:span text:style-name="T15">élève </text:span>est connecté</text:p>
      <text:p text:style-name="P2">When (quand) : il est sur la page Gestion des tâches <text:span text:style-name="T15">et sur la fenêtre note</text:span></text:p>
      <text:p text:style-name="P2">And (ensuite): il peut ajouter une note</text:p>
      <text:p text:style-name="P2">Then (et) : il peut faire un <text:span text:style-name="T2">clic</text:span> droit pour supprimer la note <text:span text:style-name="T2">sélectionnée</text:span></text:p>
      <text:p text:style-name="P2"/>
      <text:p text:style-name="P2">USER STORY</text:p>
      <text:p text:style-name="P2">En tant qu<text:span text:style-name="T6">e </text:span>bénévole je peux voir les tâches d'un élève afin de <text:span text:style-name="T6">connaître</text:span> son avancé.</text:p>
      <text:p text:style-name="P2"><text:span text:style-name="T2">CRITÈRE</text:span> D'ACCEPTATION</text:p>
      <text:p text:style-name="P2">Scénario : voir les tâches de l'élève</text:p>
      <text:p text:style-name="P2">Given (étant donné): que l<text:span text:style-name="T15">e </text:span>bénévole est connecté </text:p>
      <text:p text:style-name="P2">When (quand) : il est sur la page Gestion des tâches </text:p>
      <text:p text:style-name="P2">And (ensuite): il <text:span text:style-name="T2">sélectionne</text:span> un élève</text:p>
      <text:p text:style-name="P2">then : il voit son <text:span text:style-name="T2">descriptif</text:span>, sa to do liste, ses notes <text:span text:style-name="T15">associées</text:span></text:p>
      <text:p text:style-name="P2"/>
      <text:p text:style-name="P2">USER STORY</text:p>
      <text:p text:style-name="P2">En tant qu<text:span text:style-name="T15">e </text:span>bénévole je peux ajouter une tâche à un <text:span text:style-name="T2">élève</text:span> afin de plus donner une tâche</text:p>
      <text:p text:style-name="P2"><text:span text:style-name="T2">CRITÈRE</text:span> D'ACCEPTATION</text:p>
      <text:p text:style-name="P2">Scénario : ajouter une tâche à un élève</text:p>
      <text:p text:style-name="P2">Given (étant donné): que l<text:span text:style-name="T15">e </text:span>bénévole est connecté </text:p>
      <text:p text:style-name="P2">When (quand) : il est sur la page Gestion des tâches</text:p>
      <text:p text:style-name="P2">And (ensuite): il a <text:span text:style-name="T2">sélectionné</text:span> l'élève</text:p>
      <text:p text:style-name="P2">then : <text:span text:style-name="T15">il peut </text:span>ajoute<text:span text:style-name="T15">r</text:span> une tâche et une date d'échéance</text:p>
      <text:p text:style-name="P2">and : il peut faire un <text:span text:style-name="T2">clic</text:span> droit pour supprimer la tâche</text:p>
      <text:p text:style-name="P2"/>
      <text:p text:style-name="P2">USER STORY</text:p>
      <text:p text:style-name="P2">En tant qu<text:span text:style-name="T15">e </text:span>bénévole je peux créer des <text:span text:style-name="T15">notes</text:span> afin d'avoir des notes personnelles sur un élève</text:p>
      <text:p text:style-name="P2"><text:span text:style-name="T2">CRITÈRE</text:span> D'ACCEPTATION</text:p>
      <text:p text:style-name="P2">Scénario : création <text:span text:style-name="T15">note</text:span></text:p>
      <text:p text:style-name="P2">Given (étant donné): que l<text:span text:style-name="T15">e </text:span>bénévole est connecté </text:p>
      <text:p text:style-name="P2">When (quand) : il est sur la page calendrier</text:p>
      <text:p text:style-name="P2">And (ensuite): il <text:span text:style-name="T2">sélectionne</text:span> un élève</text:p>
      <text:p text:style-name="P2">then : il peut ajouter une note personnelle sur l'élève</text:p>
      <text:p text:style-name="P2">and : il peut supprimer la note <text:span text:style-name="T2">sélectionnée</text:span> avec un <text:span text:style-name="T2">clic</text:span> droit</text:p>
      <text:p text:style-name="P9">User Story Critères d’Acceptation </text:p>
      <text:p text:style-name="P6">P<text:span text:style-name="T6">age Contact : </text:span></text:p>
      <text:p text:style-name="P8"/>
      <text:p text:style-name="P2">USER STORY</text:p>
      <text:p text:style-name="P2">En tant <text:span text:style-name="T1">qu’</text:span>utilisateur je peux consulter la fiche contacte <text:span text:style-name="T1">d’</text:span>un utilisateur afin de <text:span text:style-name="T1">connaître</text:span> quelque<text:span text:style-name="T16">s</text:span> renseignement<text:span text:style-name="T16">s.</text:span></text:p>
      <text:p text:style-name="P2"><text:span text:style-name="T1">CRITÈRE</text:span> D'ACCEPTATION</text:p>
      <text:p text:style-name="P2">Scénario : consulter fiche contacte</text:p>
      <text:p text:style-name="P2">Given (étant donné): que l'utilisateur est connecté</text:p>
      <text:p text:style-name="P2">When (quand) : il est sur la page Contacts</text:p>
      <text:p text:style-name="P2">And (ensuite): il <text:span text:style-name="T1">sélectionne</text:span> un contacte dans la fenêtre contacte</text:p>
      <text:p text:style-name="P2">Then (et) : il peut consulter le petit descriptif et la photo du <text:span text:style-name="T1">contact</text:span></text:p>
      <text:p text:style-name="P2"/>
      <text:p text:style-name="P2">USER STORY</text:p>
      <text:p text:style-name="P2">En tant qu'utilisateur je peux écrire un message dans le chat à un contact afin de <text:span text:style-name="T1">communiquer</text:span> avec lui.</text:p>
      <text:p text:style-name="P2"><text:span text:style-name="T1">CRITÈRE</text:span> D'ACCEPTATION</text:p>
      <text:p text:style-name="P2">Scénario : écrire un message dans le chat</text:p>
      <text:p text:style-name="P2">Given (étant donné): que l'utilisateur est connecté</text:p>
      <text:p text:style-name="P2">When (quand) : il est sur la page Contacts</text:p>
      <text:p text:style-name="P2">And (ensuite): qu'il <text:span text:style-name="T1">a</text:span> <text:span text:style-name="T1">sélectionné</text:span> un contact</text:p>
      <text:p text:style-name="P2">Then (et) : il peut lui écrire un message dans le chat</text:p>
      <text:p text:style-name="P2"/>
      <text:p text:style-name="P2"/>
      <text:p text:style-name="P2">USER STORY</text:p>
      <text:p text:style-name="P2">En tant qu<text:span text:style-name="T6">e </text:span>bénévole j’<text:span text:style-name="T1">ajoute</text:span> un élève afin de lui donner <text:span text:style-name="T1">accès</text:span> au site</text:p>
      <text:p text:style-name="P2"><text:span text:style-name="T1">CRITÈRE</text:span> D'ACCEPTATION</text:p>
      <text:p text:style-name="P2">Scénario : ajouter un élève</text:p>
      <text:p text:style-name="P2">Given (étant donné): que l<text:span text:style-name="T17">e </text:span>bénévole est connecté</text:p>
      <text:p text:style-name="P2">When (quand) : il est sur la page Contacts</text:p>
      <text:p text:style-name="P2">And (ensuite): il est sur « <text:span text:style-name="T1">ajouter un contact »</text:span></text:p>
      <text:p text:style-name="P2">Then (et) : il rédige l'adresse mail du nouvel élève</text:p>
      <text:p text:style-name="P2">then : il <text:span text:style-name="T1">valide</text:span> en cliquant sur <text:span text:style-name="T1">l’icône</text:span> '+’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SER STORY</text:p>
      <text:p text:style-name="P2">En tant qu<text:span text:style-name="T6">e </text:span>bénévole je <text:span text:style-name="T1">prends</text:span> un rendez-vous avec un élève afin de le contacter</text:p>
      <text:p text:style-name="P2"><text:span text:style-name="T2">CRITÈRE</text:span> D'ACCEPTATION</text:p>
      <text:p text:style-name="P2">Scénario : prendre rendez-vous</text:p>
      <text:p text:style-name="P2">Given (étant donné): que l<text:span text:style-name="T17">e </text:span>bénévole est connecté</text:p>
      <text:p text:style-name="P2">When (quand) : il est sur la page Contacts</text:p>
      <text:p text:style-name="P4">And (ensuite): il <text:span text:style-name="T17">a sélectionné un contact </text:span></text:p>
      <text:p text:style-name="P4"><text:span text:style-name="T17">Then (et) : il est </text:span>sur la fenêtre de son planning</text:p>
      <text:p text:style-name="P2">Then (et) : il clique sur une date <text:span text:style-name="T18">et une heure.</text:span> </text:p>
      <text:p text:style-name="P2"/>
      <text:p text:style-name="P2">USER STORY</text:p>
      <text:p text:style-name="P2">En tant qu<text:span text:style-name="T6">e </text:span>bénévole je peux ajouter une tâche à un <text:span text:style-name="T1">élève</text:span> afin de plus <text:span text:style-name="T17">attribuer</text:span> une tâche</text:p>
      <text:p text:style-name="P2"><text:span text:style-name="T2">CRITÈRE</text:span> D'ACCEPTATION</text:p>
      <text:p text:style-name="P2">Scénario : ajouter une tâche à un élève</text:p>
      <text:p text:style-name="P2">Given (étant donné): que l<text:span text:style-name="T17">e </text:span>bénévole est connecté </text:p>
      <text:p text:style-name="P2">When (quand) : il est sur la page Gestion des tâches</text:p>
      <text:p text:style-name="P2">And (ensuite): il a <text:span text:style-name="T1">sélectionné</text:span> l'élève</text:p>
      <text:p text:style-name="P2">then : <text:span text:style-name="T17">il </text:span>ajoute une tâche et une date d'échéance</text:p>
      <text:p text:style-name="P2">and : il peut faire un <text:span text:style-name="T1">clic</text:span> droit pour supprimer la tâche</text:p>
      <text:p text:style-name="P2"/>
      <text:p text:style-name="P2">USER STORY</text:p>
      <text:p text:style-name="P2">En tant qu<text:span text:style-name="T17">e </text:span>bénévole je peux créer des <text:span text:style-name="T17">notes</text:span> afin d'avoir des notes personnel<text:span text:style-name="T17">les</text:span> sur un élève.</text:p>
      <text:p text:style-name="P2"><text:span text:style-name="T2">CRITÈRE</text:span> D'ACCEPTATION</text:p>
      <text:p text:style-name="P2">Scénario : création <text:span text:style-name="T17">note personnelles</text:span></text:p>
      <text:p text:style-name="P2">Given (étant donné): que l<text:span text:style-name="T17">e </text:span>bénévole est connecté </text:p>
      <text:p text:style-name="P2">When (quand) : il est sur la page calendrier</text:p>
      <text:p text:style-name="P2">And (ensuite): il <text:span text:style-name="T1">sélectionne</text:span> un élève</text:p>
      <text:p text:style-name="P2">then : il peut ajouter une note personnelle sur l'élève</text:p>
      <text:p text:style-name="P2">and : il peut supprimer la note <text:span text:style-name="T1">sélectionnée</text:span> avec un <text:span text:style-name="T1">clic</text:span> dro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4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51cm" fo:margin-bottom="0.568cm" fo:margin-left="0.937cm" fo:margin-right="1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7176*" fo:start-indent="0cm" fo:end-indent="0.243cm"/>
          <style:column style:rel-width="7394*" fo:start-indent="0.24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12:40:46.385000000</meta:creation-date>
    <meta:editing-duration>P0D</meta:editing-duration>
    <meta:editing-cycles>1</meta:editing-cycles>
    <meta:generator>LibreOffice/6.1.6.3.M15$Windows_X86_64 LibreOffice_project/95438ce04607f41c3e15ad262432388b710622b2</meta:generator>
    <meta:document-statistic meta:table-count="0" meta:image-count="0" meta:object-count="0" meta:page-count="6" meta:paragraph-count="299" meta:word-count="2517" meta:character-count="14324" meta:non-whitespace-character-count="12058"/>
  </office:meta>
</office:document-meta>
</file>